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</office:automatic-styles>
  <office:body>
    <office:text>
      <text:p text:style-name="P1"><text:span text:style-name="T1_1">Amendment</text:span><text:span text:style-name="T1_2"><text:s/></text:span><text:span text:style-name="T1_3">Three</text:span></text:p>
      <text:p text:style-name="P2"/>
      <text:p text:style-name="P3"><text:span text:style-name="T3_1">Simplification</text:span><text:span text:style-name="T3_2"><text:s/></text:span><text:span text:style-name="T3_3">of</text:span><text:span text:style-name="T3_4"><text:s/></text:span><text:span text:style-name="T3_5">the</text:span><text:span text:style-name="T3_6"><text:s/></text:span><text:span text:style-name="T3_7">bylaws</text:span><text:span text:style-name="T3_8">.<text:s text:c="2"/></text:span><text:span text:style-name="T3_9">Article</text:span><text:span text:style-name="T3_10"><text:s/>8,<text:s/></text:span><text:span text:style-name="T3_11">Section</text:span><text:span text:style-name="T3_12"><text:s/>4<text:s/></text:span><text:span text:style-name="T3_13">as</text:span><text:span text:style-name="T3_14"><text:s/></text:span><text:span text:style-name="T3_15">it</text:span><text:span text:style-name="T3_16"><text:s/></text:span><text:span text:style-name="T3_17">is</text:span><text:span text:style-name="T3_18"><text:s/></text:span><text:span text:style-name="T3_19">written</text:span><text:span text:style-name="T3_20"><text:s/></text:span><text:span text:style-name="T3_21">on</text:span><text:span text:style-name="T3_22"><text:s/>09<text:s/></text:span><text:span text:style-name="T3_23">April</text:span><text:span text:style-name="T3_24"><text:s/>2013,<text:s/></text:span><text:span text:style-name="T3_25">shall</text:span><text:span text:style-name="T3_26"><text:s/></text:span><text:span text:style-name="T3_27">be</text:span><text:span text:style-name="T3_28"><text:s/></text:span><text:span text:style-name="T3_29">struck</text:span><text:span text:style-name="T3_30"><text:s/></text:span><text:span text:style-name="T3_31">from</text:span><text:span text:style-name="T3_32"><text:s/></text:span><text:span text:style-name="T3_33">the</text:span><text:span text:style-name="T3_34"><text:s/></text:span><text:span text:style-name="T3_35">bylaws</text:span><text:span text:style-name="T3_36"><text:s/></text:span><text:span text:style-name="T3_37">as</text:span><text:span text:style-name="T3_38"><text:s/></text:span><text:span text:style-name="T3_39">extraneous</text:span><text:span text:style-name="T3_4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